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21648d"/>
    </style:style>
    <style:style style:name="P2" style:family="paragraph" style:parent-style-name="Standard" style:master-page-name="">
      <loext:graphic-properties draw:fill="none"/>
      <style:paragraph-properties fo:margin-left="0.9cm" fo:margin-right="0cm" fo:text-align="start" style:justify-single-word="false" fo:text-indent="0cm" style:auto-text-indent="false" style:page-number="auto" fo:background-color="transparent" style:writing-mode="lr-tb"/>
      <style:text-properties officeooo:paragraph-rsid="0021648d"/>
    </style:style>
    <style:style style:name="P3" style:family="paragraph" style:parent-style-name="Standard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writing-mode="lr-tb"/>
      <style:text-properties officeooo:paragraph-rsid="0021648d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021648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officeooo:rsid="00233435" officeooo:paragraph-rsid="00233435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officeooo:rsid="00233435" officeooo:paragraph-rsid="00233435"/>
    </style:style>
    <style:style style:name="P7" style:family="paragraph" style:parent-style-name="Standard" style:master-page-name="">
      <loext:graphic-properties draw:fill="none"/>
      <style:paragraph-properties fo:margin-left="0.9cm" fo:margin-right="0cm" fo:text-align="start" style:justify-single-word="false" fo:text-indent="0cm" style:auto-text-indent="false" style:page-number="auto" fo:background-color="transparent" style:writing-mode="lr-tb"/>
      <style:text-properties officeooo:rsid="00233435" officeooo:paragraph-rsid="00233435"/>
    </style:style>
    <style:style style:name="P8" style:family="paragraph" style:parent-style-name="Standard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writing-mode="lr-tb"/>
      <style:text-properties officeooo:rsid="00233435" officeooo:paragraph-rsid="00233435"/>
    </style:style>
    <style:style style:name="P9" style:family="paragraph" style:parent-style-name="Standard" style:master-page-name="">
      <loext:graphic-properties draw:fill="none"/>
      <style:paragraph-properties fo:margin-left="0.9cm" fo:margin-right="0cm" fo:text-align="start" style:justify-single-word="false" fo:text-indent="0cm" style:auto-text-indent="false" style:page-number="auto" fo:background-color="transparent" style:writing-mode="lr-tb"/>
      <style:text-properties officeooo:rsid="00233435" officeooo:paragraph-rsid="00233435"/>
    </style:style>
    <style:style style:name="P10" style:family="paragraph" style:parent-style-name="Standard" style:master-page-name="">
      <loext:graphic-properties draw:fill="none"/>
      <style:paragraph-properties fo:margin-left="0.9cm" fo:margin-right="0cm" fo:text-align="start" style:justify-single-word="false" fo:text-indent="0cm" style:auto-text-indent="false" style:page-number="auto" fo:background-color="transparent" style:writing-mode="lr-tb"/>
      <style:text-properties officeooo:rsid="00233435" officeooo:paragraph-rsid="00233435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officeooo:rsid="0023af74" officeooo:paragraph-rsid="0023af74"/>
    </style:style>
    <style:style style:name="P12" style:family="paragraph" style:parent-style-name="Standard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writing-mode="lr-tb"/>
      <style:text-properties officeooo:rsid="0023af74" officeooo:paragraph-rsid="0023af74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officeooo:rsid="0023af74" officeooo:paragraph-rsid="0023af74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font-weight="normal" officeooo:rsid="0023af74" officeooo:paragraph-rsid="0023af74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9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3af74" officeooo:paragraph-rsid="0023af74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writing-mode="lr-tb"/>
      <style:text-properties fo:font-weight="normal" officeooo:rsid="0023af74" officeooo:paragraph-rsid="0023af74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3af74" officeooo:paragraph-rsid="0023af74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 style:writing-mode="lr-tb"/>
      <style:text-properties fo:font-weight="normal" officeooo:rsid="0023af74" officeooo:paragraph-rsid="0023af74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font-weight="normal" officeooo:rsid="0023af74" officeooo:paragraph-rsid="0024cfe2" style:font-weight-asian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3af74" officeooo:paragraph-rsid="0024cfe2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 style:writing-mode="lr-tb"/>
      <style:text-properties fo:font-weight="normal" officeooo:rsid="0023af74" officeooo:paragraph-rsid="0024cfe2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 style:writing-mode="lr-tb"/>
      <style:text-properties fo:font-weight="normal" officeooo:rsid="0023af74" officeooo:paragraph-rsid="00269c87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font-weight="normal" officeooo:rsid="0023af74" officeooo:paragraph-rsid="002a6977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3af74" officeooo:paragraph-rsid="002a6977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 style:writing-mode="lr-tb"/>
      <style:text-properties fo:font-weight="normal" officeooo:rsid="0023af74" officeooo:paragraph-rsid="002a6977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3af74" officeooo:paragraph-rsid="002a6977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fo:font-weight="normal" officeooo:rsid="0023af74" officeooo:paragraph-rsid="0023af74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fo:font-weight="normal" officeooo:rsid="0023af74" officeooo:paragraph-rsid="00269c87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.101cm" fo:margin-right="0cm" fo:text-align="center" style:justify-single-word="false" fo:text-indent="0cm" style:auto-text-indent="false" style:page-number="auto" fo:background-color="transparent" style:writing-mode="lr-tb"/>
      <style:text-properties fo:font-weight="normal" officeooo:rsid="0023af74" officeooo:paragraph-rsid="00269c87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fo:font-weight="normal" officeooo:rsid="0023af74" officeooo:paragraph-rsid="002a6977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font-weight="normal" officeooo:rsid="0024cfe2" officeooo:paragraph-rsid="0024cfe2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9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4cfe2" officeooo:paragraph-rsid="0024cfe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writing-mode="lr-tb"/>
      <style:text-properties fo:font-weight="normal" officeooo:rsid="0024cfe2" officeooo:paragraph-rsid="0024cfe2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55091" officeooo:paragraph-rsid="00255091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font-weight="normal" officeooo:rsid="0027e2e9" officeooo:paragraph-rsid="0027e2e9" style:font-weight-asian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7e2e9" officeooo:paragraph-rsid="0027e2e9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 style:writing-mode="lr-tb"/>
      <style:text-properties fo:font-weight="normal" officeooo:rsid="0027e2e9" officeooo:paragraph-rsid="0027e2e9" style:font-weight-asian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7e2e9" officeooo:paragraph-rsid="0027e2e9" style:font-weight-asian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normal" officeooo:rsid="0027e2e9" officeooo:paragraph-rsid="0027e2e9" style:font-weight-asian="normal" style:font-weight-complex="normal"/>
    </style:style>
    <style:style style:name="P49" style:family="paragraph" style:parent-style-name="Standard">
      <style:paragraph-properties fo:text-align="center" style:justify-single-word="false" style:writing-mode="lr-tb"/>
      <style:text-properties fo:font-weight="bold" officeooo:paragraph-rsid="0021648d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font-weight="bold" officeooo:rsid="0023af74" officeooo:paragraph-rsid="002a6977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 style:writing-mode="lr-tb"/>
      <style:text-properties fo:font-weight="bold" officeooo:rsid="0023af74" officeooo:paragraph-rsid="002a6977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 style:writing-mode="lr-tb"/>
      <style:text-properties fo:font-weight="bold" officeooo:rsid="0023af74" officeooo:paragraph-rsid="002a6977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font-weight="bold" officeooo:rsid="00255091" officeooo:paragraph-rsid="00255091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font-weight="bold" officeooo:rsid="0027e2e9" officeooo:paragraph-rsid="0027e2e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3435" style:font-weight-asian="bold" style:font-weight-complex="bold"/>
    </style:style>
    <style:style style:name="T3" style:family="text">
      <style:text-properties fo:font-weight="bold" officeooo:rsid="00269c87" style:font-weight-asian="bold" style:font-weight-complex="bold"/>
    </style:style>
    <style:style style:name="T4" style:family="text">
      <style:text-properties fo:font-weight="bold" officeooo:rsid="002a69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HARIKA GAWADE 240905284</text:p>
      <text:p text:style-name="P1">CSE-D</text:p>
      <text:p text:style-name="P1">LAB1</text:p>
      <text:p text:style-name="P1"/>
      <text:p text:style-name="P49">QUESTION 1</text:p>
      <text:p text:style-name="P4"/>
      <text:p text:style-name="P1"/>
      <text:p text:style-name="P1">1. <text:span text:style-name="T2">grep</text:span></text:p>
      <text:p text:style-name="P2">mca@computinglab25-36:~/Niharika_240905284/Lab2$ grep one example1.txt</text:p>
      <text:p text:style-name="P3">one</text:p>
      <text:p text:style-name="P3">one hundred</text:p>
      <text:p text:style-name="P3"/>
      <text:p text:style-name="P3">mca@computinglab25-36:~/Niharika_240905284/Lab2$ grep -E h example1.txt</text:p>
      <text:p text:style-name="P3">one hundred</text:p>
      <text:p text:style-name="P3"/>
      <text:p text:style-name="P3">mca@computinglab25-36:~/Niharika_240905284/Lab2$ grep -x one example1.txt</text:p>
      <text:p text:style-name="P3">one</text:p>
      <text:p text:style-name="P3"/>
      <text:p text:style-name="P3"/>
      <text:p text:style-name="P5">2. <text:span text:style-name="T1">sort</text:span></text:p>
      <text:p text:style-name="P7">mca@computinglab25-36:~/Niharika_240905284/Lab2$ sort exampl.txt example1.txt</text:p>
      <text:p text:style-name="P8">helo</text:p>
      <text:p text:style-name="P8">one</text:p>
      <text:p text:style-name="P8">one hundred</text:p>
      <text:p text:style-name="P8"/>
      <text:p text:style-name="P8">mca@computinglab25-36:~/Niharika_240905284/Lab2$ sort -r exampl.txt example1.txt</text:p>
      <text:p text:style-name="P8">one hundred</text:p>
      <text:p text:style-name="P8">one</text:p>
      <text:p text:style-name="P8">helo</text:p>
      <text:p text:style-name="P8"/>
      <text:p text:style-name="P5">3. <text:span text:style-name="T1">wc(word count)</text:span></text:p>
      <text:p text:style-name="P7">mca@computinglab25-36:~/Niharika_240905284/Lab2$ wc example1.txt</text:p>
      <text:p text:style-name="P8"><text:s/>2 <text:s/>3 16 example1.txt</text:p>
      <text:p text:style-name="P8"/>
      <text:p text:style-name="P8">mca@computinglab25-36:~/Niharika_240905284/Lab2$ wc -l example1.txt</text:p>
      <text:p text:style-name="P8">2 example1.txt</text:p>
      <text:p text:style-name="P8"/>
      <text:p text:style-name="P8">mca@computinglab25-36:~/Niharika_240905284/Lab2$ wc *</text:p>
      <text:p text:style-name="P8"><text:s text:c="3"/>9 <text:s text:c="2"/>10 <text:s text:c="2"/>34 example1.txt</text:p>
      <text:p text:style-name="P8"><text:s text:c="3"/>1 <text:s text:c="3"/>1 <text:s text:c="3"/>5 exampl.txt</text:p>
      <text:p text:style-name="P8"><text:s text:c="2"/>20 <text:s/>136 8116 Niharika_240905284_Lab2.odt</text:p>
      <text:p text:style-name="P8"><text:s text:c="2"/>30 <text:s/>147 8155 total</text:p>
      <text:p text:style-name="P8"/>
      <text:p text:style-name="P5">4. <text:span text:style-name="T1">cut</text:span></text:p>
      <text:p text:style-name="P7">mca@computinglab25-36:~/Niharika_240905284/Lab2$ cut -c 1-3 example1.txt</text:p>
      <text:p text:style-name="P8">one</text:p>
      <text:p text:style-name="P8">one</text:p>
      <text:p text:style-name="P8">1</text:p>
      <text:p text:style-name="P8">2</text:p>
      <text:p text:style-name="P8">3</text:p>
      <text:p text:style-name="P8">5</text:p>
      <text:p text:style-name="P8">7</text:p>
      <text:p text:style-name="P8"><text:soft-page-break/>hey</text:p>
      <text:p text:style-name="P8">wee</text:p>
      <text:p text:style-name="P8"/>
      <text:p text:style-name="P8">mca@computinglab25-36:~/Niharika_240905284/Lab2$ cut -c 1,4,7 example1.txt</text:p>
      <text:p text:style-name="P8">o</text:p>
      <text:p text:style-name="P8">o n</text:p>
      <text:p text:style-name="P8">1</text:p>
      <text:p text:style-name="P8">2</text:p>
      <text:p text:style-name="P8">3</text:p>
      <text:p text:style-name="P8">5</text:p>
      <text:p text:style-name="P8">7</text:p>
      <text:p text:style-name="P8">h</text:p>
      <text:p text:style-name="P8">w</text:p>
      <text:p text:style-name="P5"/>
      <text:p text:style-name="P11">5. <text:span text:style-name="T1">sed(stream editor)</text:span></text:p>
      <text:p text:style-name="P15">mca@computinglab25-36:~/Niharika_240905284/Lab2$ sed -e 's/[0-9]*/(&amp;)/' example1.txt</text:p>
      <text:p text:style-name="P16">()one</text:p>
      <text:p text:style-name="P16">()one hundred</text:p>
      <text:p text:style-name="P16">(1)</text:p>
      <text:p text:style-name="P16">(2)</text:p>
      <text:p text:style-name="P16">(3)</text:p>
      <text:p text:style-name="P16">(5)</text:p>
      <text:p text:style-name="P16">(7)</text:p>
      <text:p text:style-name="P16">()hey</text:p>
      <text:p text:style-name="P16">()wee</text:p>
      <text:p text:style-name="P16"/>
      <text:p text:style-name="P31">6. <text:span text:style-name="T1">tr(translate)</text:span></text:p>
      <text:p text:style-name="P31"><text:span text:style-name="T1"/></text:p>
      <text:p text:style-name="P31">7. <text:span text:style-name="T1">ps</text:span></text:p>
      <text:p text:style-name="P32">mca@computinglab25-36:~/Niharika_240905284/Lab2$ ps</text:p>
      <text:p text:style-name="P33"><text:s text:c="4"/>PID TTY <text:s text:c="9"/>TIME CMD</text:p>
      <text:p text:style-name="P33"><text:s text:c="3"/>3312 pts/1 <text:s text:c="3"/>00:00:00 bash</text:p>
      <text:p text:style-name="P33"><text:s text:c="3"/>5082 pts/1 <text:s text:c="3"/>00:00:00 ps</text:p>
      <text:p text:style-name="P14"/>
      <text:p text:style-name="P31">8. <text:span text:style-name="T1">chmod(change mode)</text:span></text:p>
      <text:p text:style-name="P20">mca@computinglab25-36:~/Niharika_240905284/Lab2$ ls -l</text:p>
      <text:p text:style-name="P21">total 16</text:p>
      <text:p text:style-name="P21">-rw-rw-r-- 1 mca mca <text:s text:c="2"/>34 Jan 14 09:40 example1.txt</text:p>
      <text:p text:style-name="P21">-rw-rw-r-- 1 mca mca <text:s text:c="3"/>5 Jan 14 09:31 exampl.txt</text:p>
      <text:p text:style-name="P21">-rw-rw-r-- 1 mca mca 8116 Jan 14 09:23 Niharika_240905284_Lab2.odt</text:p>
      <text:p text:style-name="P21"/>
      <text:p text:style-name="P21">mca@computinglab25-36:~/Niharika_240905284/Lab2$ chmod u+x example1.txt</text:p>
      <text:p text:style-name="P21">mca@computinglab25-36:~/Niharika_240905284/Lab2$ ls -l</text:p>
      <text:p text:style-name="P21">total 16</text:p>
      <text:p text:style-name="P21">-rwxrw-r-- 1 mca mca <text:s text:c="2"/>34 Jan 14 09:40 example1.txt</text:p>
      <text:p text:style-name="P21">-rw-rw-r-- 1 mca mca <text:s text:c="3"/>5 Jan 14 09:31 exampl.txt</text:p>
      <text:p text:style-name="P21">-rw-rw-r-- 1 mca mca 8116 Jan 14 09:23 Niharika_240905284_Lab2.odt</text:p>
      <text:p text:style-name="P21"/>
      <text:p text:style-name="P21">mca@computinglab25-36:~/Niharika_240905284/Lab2$ chmod a+x example1.txt</text:p>
      <text:p text:style-name="P21">mca@computinglab25-36:~/Niharika_240905284/Lab2$ ls -l</text:p>
      <text:p text:style-name="P21">total 16</text:p>
      <text:p text:style-name="P21">-rwxrwxr-x 1 mca mca <text:s text:c="2"/>34 Jan 14 09:40 example1.txt</text:p>
      <text:p text:style-name="P21"><text:soft-page-break/>-rw-rw-r-- 1 mca mca <text:s text:c="3"/>5 Jan 14 09:31 exampl.txt</text:p>
      <text:p text:style-name="P21">-rw-rw-r-- 1 mca mca 8116 Jan 14 09:23 Niharika_240905284_Lab2.odt</text:p>
      <text:p text:style-name="P19"/>
      <text:p text:style-name="P34">9. <text:span text:style-name="T1">echo</text:span></text:p>
      <text:p text:style-name="P35">mca@computinglab25-36:~/Niharika_240905284/Lab2$ echo hello</text:p>
      <text:p text:style-name="P36">hello</text:p>
      <text:p text:style-name="P34"/>
      <text:p text:style-name="P34">10. <text:span text:style-name="T1">bc(basic calculator)</text:span></text:p>
      <text:p text:style-name="P35">mca@computinglab25-36:~/Niharika_240905284/Lab2$ bc</text:p>
      <text:p text:style-name="P36">bc 1.07.1</text:p>
      <text:p text:style-name="P36">Copyright 1991-1994, 1997, 1998, 2000, 2004, 2006, 2008, 2012-2017 Free Software Foundation, Inc.</text:p>
      <text:p text:style-name="P36">This is free software with ABSOLUTELY NO WARRANTY.</text:p>
      <text:p text:style-name="P36">For details type `warranty'. </text:p>
      <text:p text:style-name="P36">5+8</text:p>
      <text:p text:style-name="P36">13</text:p>
      <text:p text:style-name="P36">5/2</text:p>
      <text:p text:style-name="P36">2</text:p>
      <text:p text:style-name="P36">6&gt;9</text:p>
      <text:p text:style-name="P36">0</text:p>
      <text:p text:style-name="P36">6&lt;9</text:p>
      <text:p text:style-name="P36">1</text:p>
      <text:p text:style-name="P34">11. <text:span text:style-name="T1">vi editor</text:span></text:p>
      <text:p text:style-name="P35">vi example2.txt</text:p>
      <text:p text:style-name="P36">i hello</text:p>
      <text:p text:style-name="P36">how are you</text:p>
      <text:p text:style-name="P36">(esc key)</text:p>
      <text:p text:style-name="P36">:wq <text:s/>// saving w quit q</text:p>
      <text:p text:style-name="P36"/>
      <text:p text:style-name="P36">mca@computinglab25-36:~/Niharika_240905284/Lab2$ cat example2.txt</text:p>
      <text:p text:style-name="P36">i hello</text:p>
      <text:p text:style-name="P36">how are you</text:p>
      <text:p text:style-name="P36"/>
      <text:p text:style-name="P19"/>
      <text:p text:style-name="P12"><text:span text:style-name="T1"/></text:p>
      <text:p text:style-name="P13"><text:span text:style-name="T1">QUESTION 2</text:span></text:p>
      <text:p text:style-name="P27"/>
      <text:p text:style-name="P17">mca@computinglab25-36:~/Niharika_240905284/Lab2$ cat example1.txt</text:p>
      <text:p text:style-name="P18">One</text:p>
      <text:p text:style-name="P18">one hundred</text:p>
      <text:p text:style-name="P18">im</text:p>
      <text:p text:style-name="P18">me</text:p>
      <text:p text:style-name="P18">1</text:p>
      <text:p text:style-name="P18">2</text:p>
      <text:p text:style-name="P18">3</text:p>
      <text:p text:style-name="P18">5</text:p>
      <text:p text:style-name="P18">7</text:p>
      <text:p text:style-name="P18">Hey</text:p>
      <text:p text:style-name="P18">wee</text:p>
      <text:p text:style-name="P27"/>
      <text:p text:style-name="P34">1. <text:span text:style-name="T1">To select the lines from a file that have exactly two characters.</text:span></text:p>
      <text:p text:style-name="P35">mca@computinglab25-36:~/Niharika_240905284/Lab2$ grep ^..$ example1.txt</text:p>
      <text:p text:style-name="P36"><text:soft-page-break/>im</text:p>
      <text:p text:style-name="P36">me</text:p>
      <text:p text:style-name="P34"/>
      <text:p text:style-name="P34">2. <text:span text:style-name="T1">To select the lines from a file that start with the upper case letter.</text:span></text:p>
      <text:p text:style-name="P35">mca@computinglab25-36:~/Niharika_240905284/Lab2$ grep ^[A-Z] example1.txt</text:p>
      <text:p text:style-name="P36">One</text:p>
      <text:p text:style-name="P36">Hey</text:p>
      <text:p text:style-name="P53"/>
      <text:p text:style-name="P34">3. <text:span text:style-name="T1">To select the lines from a file that end with a period.</text:span></text:p>
      <text:p text:style-name="P35">mca@computinglab25-36:~/Niharika_240905284/Lab2$ grep [.]$ example1.txt</text:p>
      <text:p text:style-name="P36">Hey.</text:p>
      <text:p text:style-name="P34"/>
      <text:p text:style-name="P34">4.<text:span text:style-name="T1"> To select the lines in a file that has one or more blank spaces.</text:span></text:p>
      <text:p text:style-name="P35">mca@computinglab25-36:~/Niharika_240905284/Lab2$ grep ' ' example1.txt</text:p>
      <text:p text:style-name="P36">one hundred</text:p>
      <text:p text:style-name="P34"/>
      <text:p text:style-name="P34">5. <text:span text:style-name="T1">To select the lines in a file and direct them to another file which has digits as one of the characters in that line.</text:span></text:p>
      <text:p text:style-name="P35">mca@computinglab25-36:~/Niharika_240905284/Lab2$ grep [0-9] example1.txt &gt; example2.txt</text:p>
      <text:p text:style-name="P36">mca@computinglab25-36:~/Niharika_240905284/Lab2$ cat example2.txt</text:p>
      <text:p text:style-name="P36">1</text:p>
      <text:p text:style-name="P36">2</text:p>
      <text:p text:style-name="P36">3</text:p>
      <text:p text:style-name="P36">5</text:p>
      <text:p text:style-name="P36">7</text:p>
      <text:p text:style-name="P34"><text:span text:style-name="T1"/></text:p>
      <text:p text:style-name="P34"><text:span text:style-name="T1"/></text:p>
      <text:p text:style-name="P28"><text:span text:style-name="T1">QUESTION </text:span><text:span text:style-name="T3">3</text:span></text:p>
      <text:p text:style-name="P29"><text:span text:style-name="T3"/></text:p>
      <text:p text:style-name="P22">RegistrationNo:Name:Department:Branch:Section:Sub1:Sub2:Sub3</text:p>
      <text:p text:style-name="P22">1001:Arun:ICT:CCE:A:78:85:90</text:p>
      <text:p text:style-name="P22">1002:Bhavya:CSE:AI:B:88:76:84</text:p>
      <text:p text:style-name="P22">1003:Charan:ECE:VLSI:A:65:70:72</text:p>
      <text:p text:style-name="P22">1004:Divya:ICT:CCE:C:92:89:95</text:p>
      <text:p text:style-name="P22">1005:Eshwar:MECH:THERMAL:B:74:68:80</text:p>
      <text:p text:style-name="P22">1006:Farah:CIVIL:STRUCT:A:81:77:79</text:p>
      <text:p text:style-name="P22">1007:Gopal:ICT:CCE:C:69:73:71</text:p>
      <text:p text:style-name="P22">1008:Harini:CSE:DS:B:90:88:86</text:p>
      <text:p text:style-name="P22">1009:Ishaan:ECE:EMBEDDED:A:83:91:87</text:p>
      <text:p text:style-name="P22">1010:Jaya:ICT:CCE:C:76:82:78</text:p>
      <text:p text:style-name="P22">1011:Karthik:IT:SE:A:84:79:88</text:p>
      <text:p text:style-name="P22">1012:Latha:IT:NETWORKS:B:91:86:90</text:p>
      <text:p text:style-name="P22"/>
      <text:p text:style-name="P44">1. <text:span text:style-name="T1">Display the number students( only count) belonging to ICT department.</text:span></text:p>
      <text:p text:style-name="P45">mca@computinglab25-36:~/Niharika_240905284/Lab2$ grep ":ICT:" studentInformation.txt | wc -l</text:p>
      <text:p text:style-name="P46">4</text:p>
      <text:p text:style-name="P44"/>
      <text:p text:style-name="P44">2. <text:span text:style-name="T1">Replace all occurrences of IT branch with “Information Technology” and save</text:span></text:p>
      <text:p text:style-name="P54">the output to ITStudents.txt</text:p>
      <text:p text:style-name="P45"><text:soft-page-break/>mca@computinglab25-36:~/Niharika_240905284/Lab2$ sed -e 's/:IT:/:Information Technology:/g' studentInformation.txt&gt;ITStudents.txt</text:p>
      <text:p text:style-name="P46">mca@computinglab25-36:~/Niharika_240905284/Lab2$ cat ITStudents.txt</text:p>
      <text:p text:style-name="P46">RegistrationNo:Name:Department:Branch:Section:Sub1:Sub2:Sub3</text:p>
      <text:p text:style-name="P46">1001:Arun:ICT:CCE:A:78:85:90</text:p>
      <text:p text:style-name="P46">1002:Bhavya:CSE:AI:B:88:76:84</text:p>
      <text:p text:style-name="P46">1003:Charan:ECE:VLSI:A:65:70:72</text:p>
      <text:p text:style-name="P46">1004:Divya:ICT:CCE:C:92:89:95</text:p>
      <text:p text:style-name="P46">1005:Eshwar:MECH:THERMAL:B:74:68:80</text:p>
      <text:p text:style-name="P46">1006:Farah:CIVIL:STRUCT:A:81:77:79</text:p>
      <text:p text:style-name="P46">1007:Gopal:ICT:CCE:C:69:73:71</text:p>
      <text:p text:style-name="P46">1008:Harini:CSE:DS:B:90:88:86</text:p>
      <text:p text:style-name="P46">1009:Ishaan:ECE:EMBEDDED:A:83:91:87</text:p>
      <text:p text:style-name="P46">1010:Jaya:ICT:CCE:C:76:82:78</text:p>
      <text:p text:style-name="P46">1011:Karthik:Information Technology:SE:A:84:79:88</text:p>
      <text:p text:style-name="P46">1012:Latha:Information Technology:NETWORKS:B:91:86:90</text:p>
      <text:p text:style-name="P54"/>
      <text:p text:style-name="P44"/>
      <text:p text:style-name="P44">3. <text:span text:style-name="T1">Display the average marks of student with the given registration number</text:span></text:p>
      <text:p text:style-name="P54">“1234” (or any specific existing number).</text:p>
      <text:p text:style-name="P45">mca@computinglab25-36:~/Niharika_240905284/Lab2$ grep '^1001:' studentInformation.txt | cut -d: -f6-8 | tr ':' '+' | sed 's/$/\/3/' | bc</text:p>
      <text:p text:style-name="P46">193</text:p>
      <text:p text:style-name="P46"/>
      <text:p text:style-name="P44"/>
      <text:p text:style-name="P44">4. <text:span text:style-name="T1">Display the title row in uppercase. The remaining lines should be unchanged.</text:span></text:p>
      <text:p text:style-name="P44">Example:</text:p>
      <text:p text:style-name="P44">REGISTRATIONNO:NAME:DEPARTMENT:BRANCH:SECTION:…</text:p>
      <text:p text:style-name="P44">1234:XYZ:ICT:CCE:A:10:30:50 … ( Hint: use ; for running multiple commands)</text:p>
      <text:p text:style-name="P22"/>
      <text:p text:style-name="P22">mca@computinglab25-36:~/Niharika_240905284/Lab2$ grep 'RegistrationNo' studentInformation.txt | tr '[:lower:]' '[:upper:]' ; grep -v 'RegistrationNo' studentInformation.txt</text:p>
      <text:p text:style-name="P22"/>
      <text:p text:style-name="P30"><text:span text:style-name="T1">QUESTION </text:span></text:p>
      <text:p text:style-name="P23"/>
      <text:p text:style-name="P50">3. List all the files containing “MIT” in the current folder. Also display the lines con-</text:p>
      <text:p text:style-name="P50">taining MIT being replaced with Manipal Institute of Technology. (Hint: use grep, cut</text:p>
      <text:p text:style-name="P50">&amp; sed)</text:p>
      <text:p text:style-name="P24">mca@computinglab25-36:~/Niharika_240905284/Lab2$ grep "MIT" * | sed 's/MIT/Manipal Institute of Technology/g'</text:p>
      <text:p text:style-name="P25">example1.txt:Manipal Institute of Technology</text:p>
      <text:p text:style-name="P25"/>
      <text:p text:style-name="P50">4. Write a shell command to display the number of lines, characters, words of files con-</text:p>
      <text:p text:style-name="P50">taining a digit in its name.</text:p>
      <text:p text:style-name="P51"><text:span text:style-name="T5">mca@computinglab25-36:~/Niharika_240905284/Lab2$ wc *[0-9]*</text:span></text:p>
      <text:p text:style-name="P52"><text:span text:style-name="T5"><text:s text:c="4"/>12 <text:s text:c="4"/>13 <text:s text:c="4"/>45 example1.txt</text:span></text:p>
      <text:p text:style-name="P52"><text:span text:style-name="T5"><text:s text:c="5"/>5 <text:s text:c="5"/>5 <text:s text:c="4"/>10 example2.txt</text:span></text:p>
      <text:p text:style-name="P52"><text:span text:style-name="T5"><text:s text:c="2"/>1375 <text:s text:c="2"/>7894 419909 Lab 2 -Advanced_UNIX_Shell_Commands_With_Examples.pptx</text:span></text:p>
      <text:p text:style-name="P52"><text:span text:style-name="T5"><text:s text:c="4"/>20 <text:s text:c="3"/>136 <text:s text:c="2"/>8116 Niharika_240905284_Lab2.odt</text:span></text:p>
      <text:p text:style-name="P52"><text:span text:style-name="T5"><text:s text:c="2"/>1412 <text:s text:c="2"/>8048 428080 total</text:span></text:p>
      <text:p text:style-name="P52"><text:span text:style-name="T5"/></text:p>
      <text:p text:style-name="P50"><text:soft-page-break/>5. Run wc command in the background many times using wc &amp;. Kill all the processes</text:p>
      <text:p text:style-name="P50">named wc.</text:p>
      <text:p text:style-name="P24">kill $(ps | grep '[w]c' | cut -c 1-5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09:23:06.121231503</meta:creation-date>
    <meta:generator>LibreOffice/7.3.7.2$Linux_X86_64 LibreOffice_project/30$Build-2</meta:generator>
    <dc:date>2026-01-14T11:28:49.043851233</dc:date>
    <meta:editing-duration>PT7M17S</meta:editing-duration>
    <meta:editing-cycles>1</meta:editing-cycles>
    <meta:document-statistic meta:table-count="0" meta:image-count="0" meta:object-count="0" meta:page-count="6" meta:paragraph-count="208" meta:word-count="733" meta:character-count="6511" meta:non-whitespace-character-count="5876"/>
  </office:meta>
</office:document-meta>
</file>